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44ca" officeooo:paragraph-rsid="001a44c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ing the code review</text:span>:</text:p>
      <text:p text:style-name="P1"/>
      <text:p text:style-name="P1">The GUI implementation of the blackjack game’s client was taken up for the code review.</text:p>
      <text:p text:style-name="P1"/>
      <text:p text:style-name="P1">The following outcomes were observed during the code review of the code as well as the GUI of the application:</text:p>
      <text:p text:style-name="P1"/>
      <text:p text:style-name="P1">- Matching the actual code with the standards that had been documented, the indentation of the code was a bit inconsistent.</text:p>
      <text:p text:style-name="P1"/>
      <text:p text:style-name="P1">- Constants were not set up into one variable but rather used as a single variable in every method used.</text:p>
      <text:p text:style-name="P1"/>
      <text:p text:style-name="P1">- The methods were more than a page of visibility and crossed the boundaries of the limits set in the coding standard.</text:p>
      <text:p text:style-name="P1"/>
      <text:p text:style-name="P1">- The whole code was set into a single class which would also load the GUI. The code has to be split into either two or more classes that did a singular job and methods had to be chunked out into smaller pieces.</text:p>
      <text:p text:style-name="P1"/>
      <text:p text:style-name="P1">- The length of a single line was to be not more than eighty characters of code but this standard was amended and the standard was increased to a hundred and twenty lines of code so that this feature complied with the standards put up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54:08.161000000</meta:creation-date>
    <dc:date>2017-11-28T14:28:46.964000000</dc:date>
    <meta:editing-duration>PT24M38S</meta:editing-duration>
    <meta:editing-cycles>1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8" meta:word-count="190" meta:character-count="1016" meta:non-whitespace-character-count="834"/>
  </office:meta>
</office:document-meta>
</file>